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1bc" officeooo:paragraph-rsid="000bb1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c" officeooo:paragraph-rsid="000bb1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92ff" officeooo:paragraph-rsid="001092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f82" officeooo:paragraph-rsid="0014d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72b1" officeooo:paragraph-rsid="001572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b2d8" officeooo:paragraph-rsid="0016b2d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64f" officeooo:paragraph-rsid="001a76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bb1bc" officeooo:paragraph-rsid="000bb1bc"/>
    </style:style>
    <style:style style:name="P9" style:family="paragraph" style:parent-style-name="Standard">
      <style:paragraph-properties fo:text-align="start" style:justify-single-word="false"/>
      <style:text-properties officeooo:rsid="001092ff" officeooo:paragraph-rsid="001092ff"/>
    </style:style>
    <style:style style:name="P10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11" style:family="paragraph" style:parent-style-name="Standard">
      <style:paragraph-properties fo:text-align="start" style:justify-single-word="false"/>
      <style:text-properties officeooo:rsid="0014df82" officeooo:paragraph-rsid="0014df82"/>
    </style:style>
    <style:style style:name="P12" style:family="paragraph" style:parent-style-name="Standard">
      <style:paragraph-properties fo:text-align="start" style:justify-single-word="false"/>
      <style:text-properties officeooo:rsid="001572b1" officeooo:paragraph-rsid="001572b1"/>
    </style:style>
    <style:style style:name="P13" style:family="paragraph" style:parent-style-name="Standard">
      <style:paragraph-properties fo:text-align="start" style:justify-single-word="false"/>
      <style:text-properties officeooo:rsid="0016b2d8" officeooo:paragraph-rsid="0016b2d8"/>
    </style:style>
    <style:style style:name="P14" style:family="paragraph" style:parent-style-name="Standard">
      <style:paragraph-properties fo:text-align="start" style:justify-single-word="false"/>
      <style:text-properties officeooo:rsid="0016b2d8" officeooo:paragraph-rsid="0017a894"/>
    </style:style>
    <style:style style:name="P15" style:family="paragraph" style:parent-style-name="Standard">
      <style:paragraph-properties fo:text-align="start" style:justify-single-word="false"/>
      <style:text-properties officeooo:rsid="0017a894" officeooo:paragraph-rsid="00180a0c"/>
    </style:style>
    <style:style style:name="P16" style:family="paragraph" style:parent-style-name="Standard">
      <style:paragraph-properties fo:text-align="start" style:justify-single-word="false"/>
      <style:text-properties officeooo:rsid="0019544a" officeooo:paragraph-rsid="0019544a"/>
    </style:style>
    <style:style style:name="P17" style:family="paragraph" style:parent-style-name="Standard">
      <style:paragraph-properties fo:text-align="start" style:justify-single-word="false"/>
      <style:text-properties officeooo:rsid="001a764f" officeooo:paragraph-rsid="001a764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764f" officeooo:paragraph-rsid="001a764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normal" officeooo:rsid="001a764f" officeooo:paragraph-rsid="001a764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normal" officeooo:rsid="001b91bd" officeooo:paragraph-rsid="001b91b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1d315c" officeooo:paragraph-rsid="001d315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1f5dc7" officeooo:paragraph-rsid="001f5dc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208e5f" officeooo:paragraph-rsid="00208e5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20da64" officeooo:paragraph-rsid="0020da6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weight="bold" officeooo:rsid="001d315c" officeooo:paragraph-rsid="001d315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weight="bold" officeooo:rsid="001f5dc7" officeooo:paragraph-rsid="001f5dc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weight="bold" officeooo:rsid="0020da64" officeooo:paragraph-rsid="0020da6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20da64" officeooo:paragraph-rsid="0020da64" style:font-style-asian="normal" style:font-weight-asian="bold" style:font-style-complex="normal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rsid="0016b2d8" officeooo:paragraph-rsid="0016b2d8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092ff" officeooo:paragraph-rsid="001092ff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weight="normal" officeooo:rsid="0020da64" officeooo:paragraph-rsid="0020da6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weight="normal" officeooo:rsid="00214f72" officeooo:paragraph-rsid="00214f7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weight="normal" officeooo:rsid="002226ca" officeooo:paragraph-rsid="002226c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weight="normal" officeooo:rsid="001a764f" officeooo:paragraph-rsid="002226c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weight="bold" officeooo:rsid="002226ca" officeooo:paragraph-rsid="002226ca" style:font-weight-asian="bold" style:font-weight-complex="bold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b91bd"/>
    </style:style>
    <style:style style:name="T5" style:family="text">
      <style:text-properties officeooo:rsid="0017a894"/>
    </style:style>
    <style:style style:name="T6" style:family="text">
      <style:text-properties officeooo:rsid="00180a0c"/>
    </style:style>
    <style:style style:name="T7" style:family="text">
      <style:text-properties officeooo:rsid="001a764f"/>
    </style:style>
    <style:style style:name="T8" style:family="text">
      <style:text-properties officeooo:rsid="00214f72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a764f"/>
    </style:style>
    <style:style style:name="T12" style:family="text">
      <style:text-properties style:text-position="0% 100%"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2">Задание 1.<text:tab/></text:p>
      <text:p text:style-name="P8">Найти область определения функции <draw:frame draw:style-name="fr1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3">Решение.</text:p>
      <text:p text:style-name="P9">Логарифм определен только при положительном значении его аргумента, поэтому </text:p>
      <text:p text:style-name="P9"><draw:frame draw:style-name="fr1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1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Чтобы изобразить геометрическую область D, найдем сначала её границу:</text:p>
      <text:p text:style-name="P30"><draw:frame draw:style-name="fr1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10">@@@@@@@@@@</text:p>
      <text:p text:style-name="P10">Точки пересечения параболы с осью Оу получаются из условия</text:p>
      <text:p text:style-name="P10"/>
      <text:p text:style-name="P10"><draw:frame draw:style-name="fr1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11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1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1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1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1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11">Графическое изображение области определения функции.</text:p>
      <text:p text:style-name="P11">@@@@@@@@@@@@@@@</text:p>
      <text:p text:style-name="P11"/>
      <text:p text:style-name="P4">Задание 2.</text:p>
      <text:p text:style-name="P11">Доказать, что функция<draw:frame draw:style-name="fr1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1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5">Решение.</text:p>
      <text:p text:style-name="P12">Находим частные производные:</text:p>
      <text:p text:style-name="P12"><draw:frame draw:style-name="fr1" draw:name="Object12" text:anchor-type="as-char" svg:y="-0.621cm" svg:width="7.417cm" svg:height="1.0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draw:frame draw:style-name="fr1" draw:name="Object13" text:anchor-type="as-char" svg:y="-0.621cm" svg:width="7.622cm" svg:height="1.0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>Поставляем <draw:frame draw:style-name="fr1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1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13"><draw:frame draw:style-name="fr1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9"><draw:frame draw:style-name="fr1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2=2</text:p>
      <text:p text:style-name="P13">Полученное тождество показывает, что функция действительно удовлетворяет данному уравнению.</text:p>
      <text:p text:style-name="P13"/>
      <text:p text:style-name="P6">Задание 3.</text:p>
      <text:p text:style-name="P13">Показать, что выражение <draw:frame draw:style-name="fr1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13"/>
      <text:p text:style-name="P6">Решение:</text:p>
      <text:p text:style-name="P13">Введем обозначения<draw:frame draw:style-name="fr1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1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3">Для того, чтобы выражение (1) было полным дифференциалом функции z(x,y) необходимо и достаточно выполнение условия:</text:p>
      <text:p text:style-name="P13"><draw:frame draw:style-name="fr1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text:soft-page-break/><text:span text:style-name="T5">Найдем </text:span><draw:frame draw:style-name="fr1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5">Следовательно, выражение (1) есть полный дифференциал. Полный дифференциал выражается формулой: </text:span><text:span text:style-name="T5"><draw:frame draw:style-name="fr1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,</text:span></text:p>
      <text:p text:style-name="P14"><text:span text:style-name="T5"><text:s/>где </text:span><text:span text:style-name="T5"><draw:frame draw:style-name="fr1" draw:name="Object25" text:anchor-type="as-char" svg:y="-0.619cm" svg:width="2.759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draw:frame draw:style-name="fr1" draw:name="Object26" text:anchor-type="as-char" svg:y="-0.621cm" svg:width="2.725cm" svg:height="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>Интегрируя первое равенство по x, находим искомую функцию</text:p>
      <text:p text:style-name="P15"><text:span text:style-name="T6"><draw:frame draw:style-name="fr1" draw:name="Object27" text:anchor-type="as-char" svg:y="-0.462cm" svg:width="4.459cm" svg:height="0.63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=&gt;</text:span><text:span text:style-name="T6"><draw:frame draw:style-name="fr1" draw:name="Object28" text:anchor-type="as-char" svg:y="-0.437cm" svg:width="3.731cm" svg:height="0.559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Тогда частная производная от z по y:</text:p>
      <text:p text:style-name="P16"><draw:frame draw:style-name="fr1" draw:name="Object29" text:anchor-type="as-char" svg:y="-0.619cm" svg:width="3.785cm" svg:height="0.998cm" draw:z-index="28"><draw:object xlink:href="./Object 29" xlink:type="simple" xlink:show="embed" xlink:actuate="onLoad"/><draw:image xlink:href="./ObjectReplacements/Object 29" xlink:type="simple" xlink:show="embed" xlink:actuate="onLoad"/></draw:frame>Но из условия <draw:frame draw:style-name="fr1" draw:name="Object30" text:anchor-type="as-char" svg:y="-0.619cm" svg:width="2.572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Найдем <draw:frame draw:style-name="fr1" draw:name="Object31" text:anchor-type="as-char" svg:y="-0.386cm" svg:width="1.053cm" svg:height="0.506cm" draw:z-index="30"><draw:object xlink:href="./Object 31" xlink:type="simple" xlink:show="embed" xlink:actuate="onLoad"/><draw:image xlink:href="./ObjectReplacements/Object 31" xlink:type="simple" xlink:show="embed" xlink:actuate="onLoad"/></draw:frame>из уравнения<draw:frame draw:style-name="fr1" draw:name="Object32" text:anchor-type="as-char" svg:y="-0.437cm" svg:width="4.538cm" svg:height="0.55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6"><draw:frame draw:style-name="fr1" draw:name="Object33" text:anchor-type="as-char" svg:y="-0.437cm" svg:width="1.686cm" svg:height="0.557cm" draw:z-index="32"><draw:object xlink:href="./Object 33" xlink:type="simple" xlink:show="embed" xlink:actuate="onLoad"/><draw:image xlink:href="./ObjectReplacements/Object 33" xlink:type="simple" xlink:show="embed" xlink:actuate="onLoad"/></draw:frame>, <text:span text:style-name="T7">следовательно </text:span><text:span text:style-name="T7"><draw:frame draw:style-name="fr1" draw:name="Object34" text:anchor-type="as-char" svg:y="-0.386cm" svg:width="1.852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7">Таким образом:<draw:frame draw:style-name="fr1" draw:name="Object35" text:anchor-type="as-char" svg:y="-0.437cm" svg:width="3.198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Проверка: <draw:frame draw:style-name="fr1" draw:name="Object36" text:anchor-type="as-char" svg:y="-0.437cm" svg:width="8.955cm" svg:height="0.55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/>
      <text:p text:style-name="P7">Задание 4.</text:p>
      <text:p text:style-name="P17">Заменив приращение фукнции дифференциалом, приближенно вычислить<draw:frame draw:style-name="fr1" draw:name="Object37" text:anchor-type="as-char" svg:y="-0.619cm" svg:width="2.974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Решение.</text:p>
      <text:p text:style-name="P18">Введем в рассмотрение функцию<draw:frame draw:style-name="fr1" draw:name="Object38" text:anchor-type="as-char" svg:y="-0.619cm" svg:width="3.053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Значение этой функции в точке M(2;1):</text:p>
      <text:p text:style-name="P18"><draw:frame draw:style-name="fr1" draw:name="Object39" text:anchor-type="as-char" svg:y="-0.619cm" svg:width="4.994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Число <draw:frame draw:style-name="fr1" draw:name="Object40" text:anchor-type="as-char" svg:y="-0.619cm" svg:width="2.84cm" svg:height="0.998cm" draw:z-index="39"><draw:object xlink:href="./Object 40" xlink:type="simple" xlink:show="embed" xlink:actuate="onLoad"/><draw:image xlink:href="./ObjectReplacements/Object 40" xlink:type="simple" xlink:show="embed" xlink:actuate="onLoad"/></draw:frame>есть приращение значения этой фукнции в точке M(2;1), если х получает приращение <text:span text:style-name="T3">∆x=-0,03, y получает приращение ∆y=0,02.</text:span></text:p>
      <text:p text:style-name="P19">Приращенное значение функции в точке равно значению функции в этой точке плюс полное приращение фукнции, т. е. Z(1,97;1,02)=z(2;1)+∆z .</text:p>
      <text:p text:style-name="P20">Полное приращение функции приближенно равно полному дифференциалу этой функции в точке: <text:span text:style-name="T7">∆z </text:span><text:span text:style-name="T3">≈ dz.</text:span></text:p>
      <text:p text:style-name="P20"><text:span text:style-name="T3">Дифференциал фукнции </text:span><text:span text:style-name="T3"><draw:frame draw:style-name="fr1" draw:name="Object41" text:anchor-type="as-char" svg:y="-0.619cm" svg:width="3.694cm" svg:height="0.998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3">.</text:span></text:p>
      <text:p text:style-name="P20">Частные производные данной функции:</text:p>
      <text:p text:style-name="P20"><draw:frame draw:style-name="fr1" draw:name="Object42" text:anchor-type="as-char" svg:y="-0.681cm" svg:width="9.013cm" svg:height="1.647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20"><draw:frame draw:style-name="fr1" draw:name="Object43" text:anchor-type="as-char" svg:y="-0.681cm" svg:width="10.816cm" svg:height="1.647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0">Значение дифференциала в точке M(2;1):</text:p>
      <text:p text:style-name="P20"><draw:frame draw:style-name="fr1" draw:name="Object44" text:anchor-type="as-char" svg:y="-0.619cm" svg:width="11.559cm" svg:height="1.088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text:span text:style-name="T3">Поэтому z(1,97;1,02) </text:span><text:span text:style-name="T4">≈ </text:span><text:span text:style-name="T3">z(2;1)+dz(2;1).</text:span></text:p>
      <text:p text:style-name="P21"><draw:frame draw:style-name="fr1" draw:name="Object45" text:anchor-type="as-char" svg:y="-0.619cm" svg:width="6.126cm" svg:height="0.998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/>
      <text:p text:style-name="P25">Задание 5.</text:p>
      <text:p text:style-name="P21"><text:span text:style-name="T3">Найти частные производные сложной функции</text:span><text:span text:style-name="T3"><draw:frame draw:style-name="fr1" draw:name="Object46" text:anchor-type="as-char" svg:y="-0.437cm" svg:width="1.827cm" svg:height="0.527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3">, где </text:span><text:span text:style-name="T3"><draw:frame draw:style-name="fr1" draw:name="Object47" text:anchor-type="as-char" svg:y="-0.619cm" svg:width="2.512cm" svg:height="0.998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1"/>
      <text:p text:style-name="P25">Решение.</text:p>
      <text:p text:style-name="P21">Находим сначала частные производные данных функций.</text:p>
      <text:p text:style-name="P21"><text:span text:style-name="T3"><draw:frame draw:style-name="fr1" draw:name="Object48" text:anchor-type="as-char" svg:y="-0.681cm" svg:width="4.175cm" svg:height="1.05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draw:frame draw:style-name="fr1" draw:name="Object49" text:anchor-type="as-char" svg:y="-0.619cm" svg:width="3.558cm" svg:height="1.05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3"><draw:frame draw:style-name="fr1" draw:name="Object50" text:anchor-type="as-char" svg:y="-0.619cm" svg:width="2.979cm" svg:height="0.998cm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21">Производные сложной фукнции z(u,v) вычисляются по формулам:</text:p>
      <text:p text:style-name="P21"><text:span text:style-name="T3"><draw:frame draw:style-name="fr1" draw:name="Object51" text:anchor-type="as-char" svg:y="-0.619cm" svg:width="4.314cm" svg:height="0.998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3"><draw:frame draw:style-name="fr1" draw:name="Object52" text:anchor-type="as-char" svg:y="-0.619cm" svg:width="4.322cm" svg:height="0.998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1"><text:soft-page-break/><draw:frame draw:style-name="fr1" draw:name="Object53" text:anchor-type="as-char" svg:y="-0.681cm" svg:width="9.021cm" svg:height="1.118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1"><draw:frame draw:style-name="fr1" draw:name="Object54" text:anchor-type="as-char" svg:y="-0.66cm" svg:width="6.228cm" svg:height="1.097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21"><draw:frame draw:style-name="fr1" draw:name="Object55" text:anchor-type="as-char" svg:y="-0.681cm" svg:width="10.118cm" svg:height="1.11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21"><draw:frame draw:style-name="fr1" draw:name="Object56" text:anchor-type="as-char" svg:y="-0.711cm" svg:width="6.826cm" svg:height="1.148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/>
      <text:p text:style-name="P26">Задание 6.</text:p>
      <text:p text:style-name="P22"><text:span text:style-name="T3">Дана функция</text:span><text:span text:style-name="T3"><draw:frame draw:style-name="fr1" draw:name="Object57" text:anchor-type="as-char" svg:y="-0.619cm" svg:width="2.623cm" svg:height="0.9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">Показать, что она удосвлетворяет дифференциальному уравнению</text:span><text:span text:style-name="T3"><draw:frame draw:style-name="fr1" draw:name="Object58" text:anchor-type="as-char" svg:y="-0.681cm" svg:width="3.336cm" svg:height="1.118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2"/>
      <text:p text:style-name="P26">Решение.</text:p>
      <text:p text:style-name="P22">Найдем частную функцию первого порядка по x:</text:p>
      <text:p text:style-name="P22"><draw:frame draw:style-name="fr1" draw:name="Object59" text:anchor-type="as-char" svg:y="-0.619cm" svg:width="6.077cm" svg:height="1.528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23">Найдем чаcтные производные второго порядка:</text:p>
      <text:p text:style-name="P23"><draw:frame draw:style-name="fr1" draw:name="Object60" text:anchor-type="as-char" svg:y="-0.681cm" svg:width="6.426cm" svg:height="1.14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23"><draw:frame draw:style-name="fr1" draw:name="Object61" text:anchor-type="as-char" svg:y="-0.681cm" svg:width="6.041cm" svg:height="1.148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23"><text:span text:style-name="T3">Подставим</text:span><text:span text:style-name="T3"><draw:frame draw:style-name="fr1" draw:name="Object62" text:anchor-type="as-char" svg:y="-0.681cm" svg:width="1.379cm" svg:height="1.06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3">и</text:span><text:span text:style-name="T3"><draw:frame draw:style-name="fr1" draw:name="Object63" text:anchor-type="as-char" svg:y="-0.681cm" svg:width="0.921cm" svg:height="1.118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3">в равенство. Получим:</text:span></text:p>
      <text:p text:style-name="P23"><text:span text:style-name="T3"><draw:frame draw:style-name="fr1" draw:name="Object64" text:anchor-type="as-char" svg:y="-0.681cm" svg:width="4.588cm" svg:height="1.152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3"><draw:frame draw:style-name="fr1" draw:name="Object65" text:anchor-type="as-char" svg:y="-0.681cm" svg:width="3.343cm" svg:height="1.148cm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23"><text:span text:style-name="T3"><draw:frame draw:style-name="fr1" draw:name="Object66" text:anchor-type="as-char" svg:y="-0.711cm" svg:width="2.942cm" svg:height="1.178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3"><draw:frame draw:style-name="fr1" draw:name="Object67" text:anchor-type="as-char" svg:y="-0.619cm" svg:width="2.967cm" svg:height="1.058cm" draw:z-index="66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4"/>
      <text:p text:style-name="P28">Задание 7.</text:p>
      <text:p text:style-name="P24"><text:span text:style-name="T3">Исследовать функцию </text:span><text:span text:style-name="T3"><draw:frame draw:style-name="fr1" draw:name="Object68" text:anchor-type="as-char" svg:y="-0.437cm" svg:width="3.997cm" svg:height="0.527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3">на экстремумы.</text:span></text:p>
      <text:p text:style-name="P24"/>
      <text:p text:style-name="P27">Решение.</text:p>
      <text:p text:style-name="P24">Для нахождения стационарных точек находим частные производные первого порядка:</text:p>
      <text:p text:style-name="P24"><draw:frame draw:style-name="fr1" draw:name="Object69" text:anchor-type="as-char" svg:y="-0.619cm" svg:width="5.604cm" svg:height="0.998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4">Координаты стационарных точек находим из системы уравнений:</text:p>
      <text:p text:style-name="P24"><draw:frame draw:style-name="fr2" draw:name="Object70" text:anchor-type="as-char" svg:y="-1.184cm" svg:width="1.722cm" svg:height="2.215cm" draw:z-index="69"><draw:object xlink:href="./Object 70" xlink:type="simple" xlink:show="embed" xlink:actuate="onLoad"/><draw:image xlink:href="./ObjectReplacements/Object 70" xlink:type="simple" xlink:show="embed" xlink:actuate="onLoad"/></draw:frame><text:span text:style-name="T8">=&gt;</text:span><text:span text:style-name="T8"><draw:frame draw:style-name="fr2" draw:name="Object71" text:anchor-type="as-char" svg:y="-0.601cm" svg:width="2.815cm" svg:height="1.053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32">Решение этой системы: <text:s/>x<text:span text:style-name="T9">0</text:span><text:span text:style-name="T10">=4; y</text:span><text:span text:style-name="T9">0</text:span><text:span text:style-name="T10">=-2.</text:span></text:p>
      <text:p text:style-name="P32"><text:span text:style-name="T10">Следовательно, данная функция имеет только одну стационарную точку P</text:span><text:span text:style-name="T9">0</text:span><text:span text:style-name="T10">(4;-2).</text:span></text:p>
      <text:p text:style-name="P32"><text:span text:style-name="T10">Находим частные производные второго порядка:</text:span></text:p>
      <text:p text:style-name="P32"><text:span text:style-name="T10"><draw:frame draw:style-name="fr2" draw:name="Object72" text:anchor-type="as-char" svg:y="-0.681cm" svg:width="6.036cm" svg:height="1.118cm" draw:z-index="71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32"><text:span text:style-name="T10">Вторые производные данной функции постоянны в любой точке, в том числе и в точке P</text:span><text:span text:style-name="T9">0</text:span><text:span text:style-name="T10">, т. е. </text:span></text:p>
      <text:p text:style-name="P32"><text:span text:style-name="T10"><draw:frame draw:style-name="fr2" draw:name="Object73" text:anchor-type="as-char" svg:y="-0.743cm" svg:width="9.728cm" svg:height="1.182cm" draw:z-index="72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33"><text:span text:style-name="T10">Для определения характера стационарной точки найдем </text:span><text:span text:style-name="T11">∆:</text:span></text:p>
      <text:p text:style-name="P34"><text:span text:style-name="T10"><draw:frame draw:style-name="fr2" draw:name="Object74" text:anchor-type="as-char" svg:y="-0.437cm" svg:width="4.03cm" svg:height="0.527cm" draw:z-index="73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33"><text:span text:style-name="T10">Поскольку </text:span><text:span text:style-name="T11">∆</text:span><text:span text:style-name="T10">&gt;0; A&lt;0, то точка P</text:span><text:span text:style-name="T9">0</text:span><text:span text:style-name="T10"> есть точка максимума функции.</text:span></text:p>
      <text:p text:style-name="P33"><text:span text:style-name="T10">При этом z</text:span><text:span text:style-name="T9">max</text:span><text:span text:style-name="T10">=z(P</text:span><text:span text:style-name="T9">0</text:span><text:span text:style-name="T10">)=1+6</text:span><text:span text:style-name="T12">·</text:span><text:span text:style-name="T10">4-16-4</text:span><text:span text:style-name="T12">·(-2)-4=13.</text:span></text:p>
      <text:p text:style-name="P33"><text:span text:style-name="T12"/></text:p>
      <text:p text:style-name="P35"><text:span text:style-name="T12">Задание 8.</text:span></text:p>
      <text:p text:style-name="P33"><text:span text:style-name="T12">Найти наибольшее и наименьшее значения функци</text:span><text:span text:style-name="T12"><draw:frame draw:style-name="fr2" draw:name="Object75" text:anchor-type="as-char" svg:y="-0.437cm" svg:width="3.194cm" svg:height="0.557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12"> в треугольнике, ограниченном пряммыми x=0; y=0; x+y=6.</text:span></text:p>
      <text:p text:style-name="P33"><text:span text:style-name="T12"/></text:p>
      <text:p text:style-name="P35"><text:soft-page-break/><text:span text:style-name="T12">Решение.</text:span></text:p>
      <text:p text:style-name="P33"><text:span text:style-name="T12">Изобразим область, ограниченную прямыми x=0; y=0; x+y=6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11T14:18:07.248908106</dc:date>
    <meta:editing-duration>PT55M17S</meta:editing-duration>
    <meta:editing-cycles>10</meta:editing-cycles>
    <meta:generator>LibreOffice/5.2.7.2$Linux_X86_64 LibreOffice_project/20m0$Build-2</meta:generator>
    <meta:document-statistic meta:table-count="0" meta:image-count="0" meta:object-count="75" meta:page-count="4" meta:paragraph-count="102" meta:word-count="490" meta:character-count="3666" meta:non-whitespace-character-count="3234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x</mi>
          <mi>'</mi>
        </msubsup>
        <mo stretchy="false">=</mo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</mrow>
    <annotation encoding="StarMath 5.0">{ partial z } over { partial x }=1 over { x^2+xy+y^2 }( x^2+xy+y^2 )^'_x={ 2x+y }over{ x^2+xy+y^2 }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2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row>
        <mi mathvariant="italic">xy</mi>
        <mo stretchy="false">+</mo>
        <msup>
          <mi mathvariant="normal">ϕ</mi>
          <mi>'</mi>
        </msup>
      </mrow>
      <mrow>
        <mo fence="true" stretchy="false">(</mo>
        <mrow>
          <mi>y</mi>
        </mrow>
        <mo fence="true" stretchy="false">)</mo>
      </mrow>
    </mrow>
    <annotation encoding="StarMath 5.0">{ partial z }over{ partial y }=x^2-2xy+%phi^'( y )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30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{ partial z }over{ partial y }=x^2-2xy</annotation>
  </semantics>
</math>
</file>

<file path=Object 31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</mrow>
    <annotation encoding="StarMath 5.0">%phi( y )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xy</mi>
        <mo stretchy="false">+</mo>
        <msup>
          <mi mathvariant="normal">ϕ</mi>
          <mi>'</mi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x^2-2xy+%phi^'( y )=x^2-2xy</annotation>
  </semantics>
</math>
</file>

<file path=Object 33/content.xml><?xml version="1.0" encoding="utf-8"?>
<math xmlns="http://www.w3.org/1998/Math/MathML" display="block">
  <semantics>
    <mrow>
      <msup>
        <mi mathvariant="normal">ϕ</mi>
        <mi>'</mi>
      </msup>
      <mrow>
        <mrow>
          <mo fence="true" stretchy="false">(</mo>
          <mrow>
            <mi>y</mi>
          </mrow>
          <mo fence="true" stretchy="false">)</mo>
        </mrow>
        <mo stretchy="false">=</mo>
        <mn>0</mn>
      </mrow>
    </mrow>
    <annotation encoding="StarMath 5.0">%phi^'( y )=0</annotation>
  </semantics>
</math>
</file>

<file path=Object 3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y</mi>
          </mrow>
          <mo fence="true" stretchy="false">)</mo>
        </mrow>
        <mo stretchy="false">=</mo>
        <mi>C</mi>
      </mrow>
      <mi>.</mi>
    </mrow>
    <annotation encoding="StarMath 5.0">%phi( y )=C.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>C</mi>
      </mrow>
      <mi>.</mi>
    </mrow>
    <annotation encoding="StarMath 5.0">z=x^2 y-y^2 x+C.</annotation>
  </semantics>
</math>
</file>

<file path=Object 36/content.xml><?xml version="1.0" encoding="utf-8"?>
<math xmlns="http://www.w3.org/1998/Math/MathML" display="block">
  <semantics>
    <mrow>
      <mrow>
        <mi mathvariant="italic">dz</mi>
        <mo stretchy="false">=</mo>
        <mi>d</mi>
      </mrow>
      <mrow>
        <mrow>
          <mo fence="true" stretchy="false">(</mo>
          <mrow>
            <mrow>
              <msup>
                <mi>x</mi>
                <mn>2</mn>
              </msup>
              <mrow>
                <mi>y</mi>
                <mo stretchy="false">−</mo>
                <msup>
                  <mi>y</mi>
                  <mn>2</mn>
                </msup>
              </mrow>
              <mrow>
                <mi>x</mi>
                <mo stretchy="false">+</mo>
                <mi>C</mi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 mathvariant="italic">xy</mi>
                <mo stretchy="false">−</mo>
                <msup>
                  <mi>y</mi>
                  <mn>2</mn>
                </msup>
              </mrow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  <mi>.</mi>
    </mrow>
    <annotation encoding="StarMath 5.0">dz=d( x^2 y - y^2 x + C )=( 2xy-y^2 )dx+( x^2-2xy )dy.</annotation>
  </semantics>
</math>
</file>

<file path=Object 37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n>.</mn>
    </mrow>
    <annotation encoding="StarMath 5.0">arctg(1,97 over 1,02 -1). 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i mathvariant="italic">arctg</mi>
      </mrow>
      <mrow>
        <mo fence="true" stretchy="false">(</mo>
        <mrow>
          <mrow>
            <mfrac>
              <mi>x</mi>
              <mi>y</mi>
            </mfrac>
            <mo stretchy="false">−</mo>
            <mn>1</mn>
          </mrow>
        </mrow>
        <mo fence="true" stretchy="false">)</mo>
      </mrow>
      <mi>.</mi>
    </mrow>
    <annotation encoding="StarMath 5.0">z=arctg(x over y -1) .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n>2</mn>
              <mi>;</mi>
              <mn>1</mn>
            </mrow>
          </mrow>
          <mo fence="true" stretchy="false">)</mo>
        </mrow>
        <mo stretchy="false">=</mo>
        <mi mathvariant="italic">arctg</mi>
      </mrow>
      <mrow>
        <mrow>
          <mo fence="true" stretchy="false">(</mo>
          <mrow>
            <mrow>
              <mfrac>
                <mn>2</mn>
                <mn>1</mn>
              </mfrac>
              <mo stretchy="false">−</mo>
              <mn>1</mn>
            </mrow>
          </mrow>
          <mo fence="true" stretchy="false">)</mo>
        </mrow>
        <mo stretchy="false">=</mo>
        <mfrac>
          <mi mathvariant="normal">π</mi>
          <mn>4</mn>
        </mfrac>
      </mrow>
      <mi>.</mi>
    </mrow>
    <annotation encoding="StarMath 5.0">z=( 2;1 )=arctg( 2 over 1 -1 )=%pi over 4 .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40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.02</mn>
            </mfrac>
            <mo stretchy="false">−</mo>
            <mn>1</mn>
          </mrow>
        </mrow>
        <mo fence="true" stretchy="false">)</mo>
      </mrow>
    </mrow>
    <annotation encoding="StarMath 5.0">arctg( 1,97 over 1.02 -1 )</annotation>
  </semantics>
</math>
</file>

<file path=Object 41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i>∆</mi>
      <mrow>
        <mi>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>∆</mi>
      <mi>y</mi>
    </mrow>
    <annotation encoding="StarMath 5.0">dz={ partial z }over{ partial x }∆x+{ partial z }over{ partial y }∆y</annotation>
  </semantics>
</math>
</file>

<file path=Object 4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frac>
          <mi>y</mi>
          <mrow>
            <msup>
              <mi>y</mi>
              <mn>2</mn>
            </msup>
            <mo stretchy="false">+</mo>
            <msup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n>2</mn>
            </msup>
          </mrow>
        </mfrac>
      </mrow>
      <mi>;</mi>
    </mrow>
    <annotation encoding="StarMath 5.0">{ partial z }over{ partial x }=1 over { 1+(x over y-1)^2 }cdot {1 over y}={ y^2 }over{ y^2 + (x-y)^2 }cdot{ 1 over y }=y over { y^2 + (x-y)^2 };</annotation>
  </semantics>
</math>
</file>

<file path=Object 4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x</mi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</mrow>
      </mrow>
      <mi>;</mi>
    </mrow>
    <annotation encoding="StarMath 5.0">{ partial z }over{ partial y }=1 over { 1+(x over y-1)^2 }cdot (-{x over y^2})={ y^2 }over{ y^2 + (x-y)^2 }cdot (-{x over y^2})=-{x over { y^2 + (x-y)^2 }};</annotation>
  </semantics>
</math>
</file>

<file path=Object 44/content.xml><?xml version="1.0" encoding="utf-8"?>
<math xmlns="http://www.w3.org/1998/Math/MathML" display="block">
  <semantics>
    <mrow>
      <mi mathvariant="italic">dz</mi>
      <mo stretchy="false">=</mo>
      <mrow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n>0,03</mn>
              </mrow>
            </mrow>
            <mo fence="true" stretchy="false">)</mo>
          </mrow>
        </mrow>
        <mo stretchy="false">−</mo>
        <mrow>
          <mfrac>
            <mn>2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n>0,02</mn>
        </mrow>
      </mrow>
      <mo stretchy="false">=</mo>
      <mrow>
        <mrow>
          <mo stretchy="false">−</mo>
          <mfrac>
            <mn>0,03</mn>
            <mn>2</mn>
          </mfrac>
        </mrow>
        <mo stretchy="false">−</mo>
        <mfrac>
          <mn>0,04</mn>
          <mn>2</mn>
        </mfrac>
      </mrow>
      <mo stretchy="false">=</mo>
      <mrow>
        <mo stretchy="false">−</mo>
        <mn>0,035</mn>
      </mrow>
    </mrow>
    <annotation encoding="StarMath 5.0">dz=1 over { 1+(2-1)^2 }cdot ( -0,03 )-2 over { 1+(2-1)^2 } cdot 0,02=-{ 0,03 over 2 }-0,04 over 2 = -0,035</annotation>
  </semantics>
</math>
</file>

<file path=Object 45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i>≈</mi>
      <mrow>
        <mrow>
          <mfrac>
            <mi mathvariant="normal">π</mi>
            <mn>4</mn>
          </mfrac>
          <mo stretchy="false">−</mo>
          <mn>0,035</mn>
        </mrow>
        <mo stretchy="false">=</mo>
        <mn>0,075</mn>
      </mrow>
    </mrow>
    <annotation encoding="StarMath 5.0">arctg( 1,97over 1,02 -1 )≈%pi over 4 - 0,035=0,075</annotation>
  </semantics>
</math>
</file>

<file path=Object 46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ln</mi>
      <mi>y</mi>
    </mrow>
    <annotation encoding="StarMath 5.0">z=x^2 ln y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frac>
          <mi>u</mi>
          <mi>v</mi>
        </mfrac>
      </mrow>
      <mi>;</mi>
      <mrow>
        <mi>y</mi>
        <mo stretchy="false">=</mo>
        <mi mathvariant="italic">uv</mi>
      </mrow>
      <mi>.</mi>
    </mrow>
    <annotation encoding="StarMath 5.0">x=u over v; y=uv.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i>x</mi>
      <mi>ln</mi>
      <mi>y</mi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sup>
            <mi>x</mi>
            <mn>2</mn>
          </msup>
          <mi>y</mi>
        </mfrac>
      </mrow>
      <mi>;</mi>
    </mrow>
    <annotation encoding="StarMath 5.0">{ partial z } over { partial x }=2x ln y; { partial z } over { partial y }=x^2 over y;</annotation>
  </semantics>
</math>
</file>

<file path=Object 49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u</mi>
          </mrow>
        </mfrac>
        <mo stretchy="false">=</mo>
        <mfrac>
          <mn>1</mn>
          <mi>v</mi>
        </mfrac>
      </mrow>
      <mi>;</mi>
      <mrow>
        <mfrac>
          <mrow>
            <mo stretchy="false">∂</mo>
            <mi>x</mi>
          </mrow>
          <mrow>
            <mo stretchy="false">∂</mo>
            <mi>v</mi>
          </mrow>
        </mfrac>
        <mo stretchy="false">=</mo>
        <mrow>
          <mo stretchy="false">−</mo>
          <mfrac>
            <mi>u</mi>
            <msup>
              <mi>v</mi>
              <mn>2</mn>
            </msup>
          </mfrac>
        </mrow>
      </mrow>
      <mi>;</mi>
    </mrow>
    <annotation encoding="StarMath 5.0">{ partial x } over { partial u }=1 over v; { partial x } over { partial v }=-{u over v^2};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50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u</mi>
          </mrow>
        </mfrac>
        <mo stretchy="false">=</mo>
        <mi>v</mi>
      </mrow>
      <mi>;</mi>
      <mrow>
        <mfrac>
          <mrow>
            <mo stretchy="false">∂</mo>
            <mi>y</mi>
          </mrow>
          <mrow>
            <mo stretchy="false">∂</mo>
            <mi>v</mi>
          </mrow>
        </mfrac>
        <mo stretchy="false">=</mo>
        <mi>u</mi>
      </mrow>
      <mi>.</mi>
    </mrow>
    <annotation encoding="StarMath 5.0">{ partial y } over { partial u }=v; { partial y } over { partial v }=u.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u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u</mi>
              </mrow>
            </mfrac>
          </mrow>
        </mrow>
      </mrow>
      <mi>;</mi>
    </mrow>
    <annotation encoding="StarMath 5.0">{ partial z }over{ partial u }={ partial z }over{ partial x }cdot {{ partial x }over{ partial u }}+{ partial z }over{ partial y }cdot {{ partial y }over{ partial u }};</annotation>
  </semantics>
</math>
</file>

<file path=Object 5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v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v</mi>
              </mrow>
            </mfrac>
          </mrow>
        </mrow>
      </mrow>
      <mi>;</mi>
    </mrow>
    <annotation encoding="StarMath 5.0">{ partial z }over{ partial v }={ partial z }over{ partial x }cdot {{ partial x }over{ partial v }}+{ partial z }over{ partial y }cdot {{ partial y }over{ partial v }};</annotation>
  </semantics>
</math>
</file>

<file path=Object 5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n>2</mn>
      </mrow>
      <mi>x</mi>
      <mi>ln</mi>
      <mrow>
        <mrow>
          <mrow>
            <mi>y</mi>
            <mo stretchy="false">⋅</mo>
            <mfrac>
              <mn>1</mn>
              <mi>v</mi>
            </mfrac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y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row>
                  <mi>u</mi>
                  <mo stretchy="false">⋅</mo>
                  <mi>v</mi>
                </mrow>
              </mrow>
              <mo fence="true" stretchy="false">)</mo>
            </mrow>
            <mo stretchy="false">⋅</mo>
            <mfrac>
              <mn>1</mn>
              <mi>v</mi>
            </mfrac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>u</mi>
                <mo stretchy="false">⋅</mo>
                <mi>v</mi>
              </mrow>
            </mfrac>
            <mo stretchy="false">⋅</mo>
            <mi>v</mi>
          </mrow>
        </mrow>
        <mo stretchy="false">=</mo>
        <mrow/>
      </mrow>
    </mrow>
    <annotation encoding="StarMath 5.0">{ partial z }over{ partial u }=2x ln y cdot {1 over v}+x^2 over y cdot y=2 cdot {u over v} ln ( u cdot v ) cdot {1 over v}+u^2 over { v^2 cdot u cdot v } cdot v =</annotation>
  </semantics>
</math>
</file>

<file path=Object 54/content.xml><?xml version="1.0" encoding="utf-8"?>
<math xmlns="http://www.w3.org/1998/Math/MathML" display="block">
  <semantics>
    <mrow>
      <mrow>
        <mrow/>
        <mo stretchy="false">=</mo>
        <mfrac>
          <mrow>
            <mn>2</mn>
            <mi>u</mi>
          </mrow>
          <msup>
            <mi>v</mi>
            <mn>2</mn>
          </msup>
        </mfrac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i>u</mi>
            <msup>
              <mi>v</mi>
              <mn>2</mn>
            </msup>
          </mfrac>
        </mrow>
        <mo stretchy="false">=</mo>
        <mfrac>
          <mrow>
            <mi>u</mi>
            <mrow>
              <mo fence="true" stretchy="false">(</mo>
              <mrow>
                <mrow>
                  <mn>2</mn>
                  <mi>ln</mi>
                  <mrow>
                    <mrow>
                      <mo fence="true" stretchy="false">(</mo>
                      <mrow>
                        <mi mathvariant="italic">uv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  <msup>
            <mi>v</mi>
            <mn>2</mn>
          </msup>
        </mfrac>
      </mrow>
      <mi>;</mi>
    </mrow>
    <annotation encoding="StarMath 5.0">=={2u} over { v^2 } ln ( uv )+u over v^2={ u(2 ln(uv)+1) }over v^2;</annotation>
  </semantics>
</math>
</file>

<file path=Object 5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n>2</mn>
      </mrow>
      <mi>x</mi>
      <mi>ln</mi>
      <mrow>
        <mrow>
          <mrow>
            <mi>y</mi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u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i mathvariant="italic">uv</mi>
              </mrow>
              <mo fence="true" stretchy="false">)</mo>
            </mrow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 mathvariant="italic">uv</mi>
              </mrow>
            </mfrac>
            <mo stretchy="false">⋅</mo>
            <mi>u</mi>
          </mrow>
        </mrow>
        <mo stretchy="false">=</mo>
        <mrow/>
      </mrow>
    </mrow>
    <annotation encoding="StarMath 5.0">{ partial z }over{ partial v }=2x ln y cdot ( -{u over v^2} )+x^2 over y cdot u=2 cdot {u over v} ln ( uv ) cdot ( -{u over v^2} )+ u^2 over {v^2 cdot uv} cdot u=</annotation>
  </semantics>
</math>
</file>

<file path=Object 56/content.xml><?xml version="1.0" encoding="utf-8"?>
<math xmlns="http://www.w3.org/1998/Math/MathML" display="block">
  <semantics>
    <mrow>
      <mrow>
        <mrow/>
        <mo stretchy="false">=</mo>
        <mrow>
          <mo stretchy="false">−</mo>
          <mfrac>
            <mrow>
              <mn>2</mn>
              <msup>
                <mi>u</mi>
                <mn>2</mn>
              </msup>
            </mrow>
            <msup>
              <mi>v</mi>
              <mn>3</mn>
            </msup>
          </mfrac>
        </mrow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sup>
              <mi>u</mi>
              <mn>2</mn>
            </msup>
            <msup>
              <mi>v</mi>
              <mn>3</mn>
            </msup>
          </mfrac>
        </mrow>
        <mo stretchy="false">=</mo>
        <mfrac>
          <mrow>
            <msup>
              <mi>u</mi>
              <mn>2</mn>
            </msup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ln</mi>
                  <mrow>
                    <mo fence="true" stretchy="false">(</mo>
                    <mrow>
                      <mi mathvariant="italic">uv</mi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>v</mi>
            <mn>3</mn>
          </msup>
        </mfrac>
      </mrow>
      <mi>.</mi>
    </mrow>
    <annotation encoding="StarMath 5.0">==-{ {2u^2} over v^3 } ln ( uv )+u^2 over v^3={u^2( 1-2 ln (uv) )} over v^3 .</annotation>
  </semantics>
</math>
</file>

<file path=Object 57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frac>
              <mn>1</mn>
              <mi>x</mi>
            </mfrac>
            <mo stretchy="false">−</mo>
            <mfrac>
              <mn>1</mn>
              <mi>y</mi>
            </mfrac>
          </mrow>
        </mrow>
        <mo fence="true" stretchy="false">)</mo>
      </mrow>
      <mi>.</mi>
    </mrow>
    <annotation encoding="StarMath 5.0">z=ln (1 over x- 1 over y).</annotation>
  </semantics>
</math>
</file>

<file path=Object 58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z</mi>
            </mrow>
            <mrow>
              <mo stretchy="false">∂</mo>
              <mi>x</mi>
              <mo stretchy="false">∂</mo>
              <mi>y</mi>
            </mrow>
          </mfrac>
          <mo stretchy="false">+</mo>
          <mfrac>
            <mrow>
              <msup>
                <mo stretchy="false">∂</mo>
                <mn>2</mn>
              </msup>
              <mi>z</mi>
            </mrow>
            <mrow>
              <msup>
                <mo stretchy="false">∂</mo>
                <mn>2</mn>
              </msup>
              <mi>x</mi>
            </mrow>
          </mfrac>
        </mrow>
        <mo stretchy="false">=</mo>
        <mfrac>
          <mn>1</mn>
          <msup>
            <mi>x</mi>
            <mn>2</mn>
          </msup>
        </mfrac>
      </mrow>
      <mi>.</mi>
    </mrow>
    <annotation encoding="StarMath 5.0">{ partial ^2 z } over { partial x partial y }+{ partial ^2 z } over { partial ^2 x }=1 over x^2 .</annotation>
  </semantics>
</math>
</file>

<file path=Object 5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o fence="true" stretchy="false">(</mo>
              <mrow>
                <mrow>
                  <mfrac>
                    <mn>1</mn>
                    <mi>x</mi>
                  </mfrac>
                  <mo stretchy="false">−</mo>
                  <mfrac>
                    <mn>1</mn>
                    <mi>y</mi>
                  </mfrac>
                </mrow>
              </mrow>
              <mo fence="true" stretchy="false">)</mo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n>1</mn>
                  <msup>
                    <mi>x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y</mi>
            <mrow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i>x</mi>
            </mrow>
          </mfrac>
        </mrow>
      </mrow>
      <mi>;</mi>
    </mrow>
    <annotation encoding="StarMath 5.0">{ partial z }over{ partial x }=1 over { (1 over x - 1 over y) } cdot ( -{1 over x^2} )= -{ y over {(y-x)x }};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sup>
              <mo stretchy="false">∂</mo>
              <mn>2</mn>
            </msup>
            <mi>x</mi>
          </mrow>
        </mfrac>
        <mo stretchy="false">=</mo>
        <mrow>
          <mo stretchy="false">−</mo>
          <mfrac>
            <mrow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o stretchy="false">⋅</mo>
              <mi>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row>
            <mrow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</mrow>
      <mi>.</mi>
    </mrow>
    <annotation encoding="StarMath 5.0">{ partial ^2 z }over{ partial ^2 x }=-{ -(y-2x) cdot y over {(y-x)^2 x^2} }={ y^2 -2xy } over { (y-x)^2 x^2 }.</annotation>
  </semantics>
</math>
</file>

<file path=Object 62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i>x</mi>
        <mo stretchy="false">∂</mo>
        <mi>y</mi>
      </mrow>
    </mfrac>
    <annotation encoding="StarMath 5.0">{partial ^2 z} over { partial x partial y }</annotation>
  </semantics>
</math>
</file>

<file path=Object 63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sup>
          <mi>x</mi>
          <mn>2</mn>
        </msup>
      </mrow>
    </mfrac>
    <annotation encoding="StarMath 5.0">{partial ^2 z} over { partial x^2 }</annotation>
  </semantics>
</math>
</file>

<file path=Object 64/content.xml><?xml version="1.0" encoding="utf-8"?>
<math xmlns="http://www.w3.org/1998/Math/MathML" display="block">
  <semantics>
    <mrow>
      <mrow>
        <mrow>
          <mfrac>
            <mn>1</mn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</mfrac>
          <mo stretchy="false">+</mo>
          <mfrac>
            <mrow>
              <mrow>
                <msup>
                  <mi>y</mi>
                  <mn>2</mn>
                </msup>
                <mo stretchy="false">−</mo>
                <mn>2</mn>
              </mrow>
              <mi mathvariant="italic">x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n>1</mn>
          <msup>
            <mi>x</mi>
            <mn>2</mn>
          </msup>
        </mfrac>
      </mrow>
      <mi>;</mi>
    </mrow>
    <annotation encoding="StarMath 5.0">1 over ( y-x )^2+{ y^2-2xy }over{ (y-x)^2 x^2 }=1 over x^2;</annotation>
  </semantics>
</math>
</file>

<file path=Object 65/content.xml><?xml version="1.0" encoding="utf-8"?>
<math xmlns="http://www.w3.org/1998/Math/MathML" display="block">
  <semantics>
    <mrow>
      <mrow>
        <mfrac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{ x^2 + y^2 -2xy } over { (y-x)^2 x^2 }=1 over x^2;</annotation>
  </semantics>
</math>
</file>

<file path=Object 66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y</mi>
                  <mo stretchy="false">−</mo>
                  <mi>x</mi>
                </mrow>
              </mrow>
              <mo fence="true" stretchy="false">)</mo>
            </mrow>
            <mn>2</mn>
          </msup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(y-x)^2 over {( y-x )^2 x^2}=1 over x^2;</annotation>
  </semantics>
</math>
</file>

<file path=Object 67/content.xml><?xml version="1.0" encoding="utf-8"?>
<math xmlns="http://www.w3.org/1998/Math/MathML" display="block">
  <semantics>
    <mrow>
      <mrow>
        <mfrac>
          <mn>1</mn>
          <msup>
            <mi>x</mi>
            <mn>2</mn>
          </msup>
        </mfrac>
        <mo stretchy="false">=</mo>
        <mrow>
          <mfrac>
            <mn>1</mn>
            <msup>
              <mi>x</mi>
              <mn>2</mn>
            </msup>
          </mfrac>
          <mo stretchy="false">−</mo>
          <mi mathvariant="italic">верно</mi>
        </mrow>
      </mrow>
      <mi>.</mi>
    </mrow>
    <annotation encoding="StarMath 5.0">1 over x^2 = 1 over x^2 - верно.</annotation>
  </semantics>
</math>
</file>

<file path=Object 68/content.xml><?xml version="1.0" encoding="utf-8"?>
<math xmlns="http://www.w3.org/1998/Math/MathML" display="block">
  <semantics>
    <mrow>
      <mrow>
        <mi>z</mi>
        <mo stretchy="false">=</mo>
        <mrow>
          <mn>1</mn>
          <mo stretchy="false">+</mo>
          <mn>6</mn>
        </mrow>
      </mrow>
      <mrow>
        <mi>x</mi>
        <mo stretchy="false">−</mo>
        <msup>
          <mi>x</mi>
          <mn>2</mn>
        </msup>
        <mo stretchy="false">−</mo>
        <mi mathvariant="italic">xy</mi>
        <mo stretchy="false">−</mo>
        <msup>
          <mi>y</mi>
          <mn>2</mn>
        </msup>
      </mrow>
    </mrow>
    <annotation encoding="StarMath 5.0">z=1+6x-x^2-xy-y^2</annotation>
  </semantics>
</math>
</file>

<file path=Object 6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n>6</mn>
          <mo stretchy="false">−</mo>
          <mn>2</mn>
        </mrow>
      </mrow>
      <mrow>
        <mi>x</mi>
        <mo stretchy="false">−</mo>
        <mi>y</mi>
      </mrow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o stretchy="false">−</mo>
            <mi>x</mi>
          </mrow>
          <mo stretchy="false">−</mo>
          <mn>2</mn>
        </mrow>
      </mrow>
      <mi>y</mi>
      <mi>.</mi>
    </mrow>
    <annotation encoding="StarMath 5.0">{ partial z }over{ partial x }=6-2x-y; { partial z }over{ partial y}=-x-2y.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7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z</mi>
                    </mrow>
                    <mrow>
                      <mo stretchy="false">∂</mo>
                      <mi>x</mi>
                    </mrow>
                  </mfrac>
                  <mo stretchy="false">=</mo>
                  <mn>0</mn>
                </mrow>
                <mi>;</mi>
              </mrow>
            </mtd>
          </mtr>
          <mtr>
            <mtd>
              <mrow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  <mo stretchy="false">=</mo>
                <mn>0.</mn>
              </mrow>
            </mtd>
          </mtr>
        </mtable>
      </mrow>
    </mrow>
    <annotation encoding="StarMath 5.0">left lbrace
{
	stack
	{
		{partial z}over{partial x}=0;#
		{partial z}over{partial y}=0.  
	}
} right none</annotation>
  </semantics>
</math>
</file>

<file path=Object 7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6</mn>
                  <mo stretchy="false">−</mo>
                  <mn>2</mn>
                </mrow>
                <mrow>
                  <mrow>
                    <mi>x</mi>
                    <mo stretchy="false">−</mo>
                    <mi>y</mi>
                  </mrow>
                  <mo stretchy="false">=</mo>
                  <mn>0</mn>
                </mrow>
                <mi>;</mi>
              </mrow>
            </mtd>
          </mtr>
          <mtr>
            <mtd columnalign="left">
              <mrow>
                <mrow>
                  <mi>x</mi>
                  <mo stretchy="false">+</mo>
                  <mn>2</mn>
                </mrow>
                <mrow>
                  <mi>y</mi>
                  <mo stretchy="false">=</mo>
                  <mn>0.</mn>
                </mrow>
              </mrow>
            </mtd>
          </mtr>
        </mtable>
      </mrow>
    </mrow>
    <annotation encoding="StarMath 5.0">left lbrace 
{
	stack
	{
		6-2x-y=0;#
		alignl x+2y=0.  
	}
} right none</annotation>
  </semantics>
</math>
</file>

<file path=Object 72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.</mn>
        </mrow>
      </mrow>
    </mrow>
    <annotation encoding="StarMath 5.0">{ partial ^2 z }over{ partial x^2 }=-2; { partial ^2 z }over{ partial x partial y }=-1;
{ partial ^2 z }over{ partial y^2 }=-2.</annotation>
  </semantics>
</math>
</file>

<file path=Object 73/content.xml><?xml version="1.0" encoding="utf-8"?>
<math xmlns="http://www.w3.org/1998/Math/MathML" display="block">
  <semantics>
    <mrow>
      <mrow>
        <mi>A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i>B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</mn>
        </mrow>
      </mrow>
      <mi>;</mi>
      <mrow>
        <mi>C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.</mn>
        </mrow>
      </mrow>
    </mrow>
    <annotation encoding="StarMath 5.0">A={ partial ^2 z (P_0) }over{ partial x^2 }=-2; B={ partial ^2 z (P_0) }over{ partial y^2 }=-2; C={ partial ^2 z (P_0) }over{ partial x partial y }=-1.</annotation>
  </semantics>
</math>
</file>

<file path=Object 74/content.xml><?xml version="1.0" encoding="utf-8"?>
<math xmlns="http://www.w3.org/1998/Math/MathML" display="block">
  <semantics>
    <mrow>
      <mi>∆</mi>
      <mo stretchy="false">=</mo>
      <mrow>
        <mi mathvariant="italic">AB</mi>
        <mo stretchy="false">−</mo>
        <msup>
          <mi>C</mi>
          <mn>2</mn>
        </msup>
      </mrow>
      <mo stretchy="false">=</mo>
      <mrow>
        <mn>4</mn>
        <mo stretchy="false">−</mo>
        <mn>1</mn>
      </mrow>
      <mo stretchy="false">=</mo>
      <mn>3.</mn>
    </mrow>
    <annotation encoding="StarMath 5.0">∆=AB-C^2=4-1=3.</annotation>
  </semantics>
</math>
</file>

<file path=Object 7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y</mi>
      <mrow>
        <mo fence="true" stretchy="false">(</mo>
        <mrow>
          <mrow>
            <mn>2</mn>
            <mo stretchy="false">−</mo>
            <mi>x</mi>
            <mo stretchy="false">−</mo>
            <mi>y</mi>
          </mrow>
        </mrow>
        <mo fence="true" stretchy="false">)</mo>
      </mrow>
    </mrow>
    <annotation encoding="StarMath 5.0">z=x^2 y( 2-x-y )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